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Black" svg:font-family="'Roboto Black'" style:font-pitch="variable"/>
    <style:font-face style:name="Roboto Condensed Medium" svg:font-family="'Roboto Condensed Medium'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Roboto Black" fo:font-size="36pt" style:text-underline-style="solid" style:text-underline-width="auto" style:text-underline-color="font-color" officeooo:rsid="00178dd5" officeooo:paragraph-rsid="00178dd5" style:font-size-asian="31.5pt" style:font-size-complex="36pt"/>
    </style:style>
    <style:style style:name="P2" style:family="paragraph" style:parent-style-name="Standard">
      <style:text-properties style:font-name="Roboto Condensed Medium" fo:font-size="15pt" style:text-underline-style="none" officeooo:rsid="00178dd5" officeooo:paragraph-rsid="00178dd5" style:font-size-asian="13.1000003814697pt" style:font-size-complex="15pt"/>
    </style:style>
    <style:style style:name="P3" style:family="paragraph" style:parent-style-name="Standard">
      <style:text-properties style:font-name="Roboto Condensed Medium" fo:font-size="15pt" style:text-underline-style="none" officeooo:rsid="00178dd5" officeooo:paragraph-rsid="001971bf" style:font-size-asian="13.1000003814697pt" style:font-size-complex="15pt"/>
    </style:style>
    <style:style style:name="P4" style:family="paragraph" style:parent-style-name="Standard">
      <style:text-properties officeooo:paragraph-rsid="00178dd5"/>
    </style:style>
    <style:style style:name="P5" style:family="paragraph" style:parent-style-name="Frame_20_contents">
      <style:text-properties officeooo:paragraph-rsid="001b4148"/>
    </style:style>
    <style:style style:name="P6" style:family="paragraph" style:parent-style-name="Standard" style:list-style-name="L1">
      <style:text-properties style:font-name="Roboto Condensed Medium" fo:font-size="15pt" style:text-underline-style="none" officeooo:rsid="00178dd5" officeooo:paragraph-rsid="00178dd5" style:font-size-asian="13.1000003814697pt" style:font-size-complex="15pt"/>
    </style:style>
    <style:style style:name="P7" style:family="paragraph" style:parent-style-name="Standard" style:list-style-name="L1">
      <style:text-properties style:font-name="Roboto Condensed Medium" fo:font-size="15pt" style:text-underline-style="none" officeooo:rsid="001d3e8a" officeooo:paragraph-rsid="001d3e8a" style:font-size-asian="13.1000003814697pt" style:font-size-complex="15pt"/>
    </style:style>
    <style:style style:name="P8" style:family="paragraph" style:parent-style-name="Standard">
      <style:text-properties officeooo:paragraph-rsid="001971bf"/>
    </style:style>
    <style:style style:name="P9" style:family="paragraph" style:parent-style-name="Standard">
      <style:text-properties style:font-name="Ubuntu" fo:font-size="36pt" style:text-underline-style="solid" style:text-underline-width="auto" style:text-underline-color="font-color" officeooo:rsid="00178dd5" officeooo:paragraph-rsid="00178dd5" style:font-size-asian="31.5pt" style:font-size-complex="36pt"/>
    </style:style>
    <style:style style:name="T1" style:family="text">
      <style:text-properties officeooo:rsid="001971bf"/>
    </style:style>
    <style:style style:name="T2" style:family="text">
      <style:text-properties officeooo:rsid="001c53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4148"/>
    </style:style>
    <style:style style:name="T6" style:family="text">
      <style:text-properties style:font-name="Roboto Condensed Medium" fo:font-size="15pt" style:text-underline-style="none" officeooo:rsid="00178dd5" style:font-size-asian="13.1000003814697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textarea-horizontal-align="justify" draw:textarea-vertical-align="middle" draw:auto-grow-height="false" fo:min-height="3.545cm" fo:min-width="6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1.005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amespaces In C++</text:p>
      <text:p text:style-name="P1"/>
      <text:p text:style-name="P2">A namespace is a kind of a group that contains declarations to various kind of things such as variables, functions, structures, classes, structures, etc.</text:p>
      <text:p text:style-name="P2">We can define our own namepsace like this:</text:p>
      <text:p text:style-name="P2"/>
      <text:p text:style-name="P2">namespace &lt;name_of_namespace&gt;</text:p>
      <text:p text:style-name="P2">{</text:p>
      <text:p text:style-name="P2"><text:tab/>-------</text:p>
      <text:p text:style-name="P2"><text:tab/>-------</text:p>
      <text:p text:style-name="P2"><text:tab/>-------</text:p>
      <text:p text:style-name="P2">}</text:p>
      <text:p text:style-name="P2"/>
      <text:list xml:id="list1178224741" text:style-name="L1">
        <text:list-item>
          <text:p text:style-name="P6">Namespace declaration doesnot require any semicolon to end declaration.</text:p>
        </text:list-item>
        <text:list-item>
          <text:p text:style-name="P6">Namespaces are not overwritten. Instead they are extended. For ex:</text:p>
        </text:list-item>
      </text:list>
      <text:p text:style-name="P2"><draw:custom-shape text:anchor-type="paragraph" draw:z-index="1" draw:name="Shape 3" draw:style-name="gr2" svg:width="3.573cm" svg:height="1.006cm" svg:x="0.998cm" svg:y="0.497cm"><text:p text:style-name="P5"><text:span text:style-name="T5">One.cpp</text:span></text:p><draw:enhanced-geometry svg:viewBox="0 0 21600 21600" draw:type="rectangle" draw:enhanced-path="M 0 0 L 21600 0 21600 21600 0 21600 0 0 Z N"/></draw:custom-shape><draw:custom-shape text:anchor-type="paragraph" draw:z-index="2" draw:name="Shape 4" draw:style-name="gr2" svg:width="3.573cm" svg:height="1.006cm" svg:x="8.696cm" svg:y="0.584cm"><text:p text:style-name="P5"><text:span text:style-name="T2">Two.</text:span><text:span text:style-name="T5">cpp</text:span>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3" draw:name="Shape 1" draw:style-name="gr1" svg:width="6.139cm" svg:height="3.546cm" svg:x="0.998cm" svg:y="0.261cm"><text:p text:style-name="P3">namespace one</text:p><text:p text:style-name="P3"><text:tab/>{</text:p><text:p text:style-name="P3"><text:tab/><text:tab/>int x(int y);</text:p><text:p text:style-name="P8"><text:span text:style-name="T6"><text:tab/>}</text:span></text:p><draw:enhanced-geometry svg:viewBox="0 0 21600 21600" draw:type="rectangle" draw:enhanced-path="M 0 0 L 21600 0 21600 21600 0 21600 0 0 Z N"/></draw:custom-shape><draw:custom-shape text:anchor-type="paragraph" draw:z-index="0" draw:name="Shape 2" draw:style-name="gr1" svg:width="6.139cm" svg:height="3.546cm" svg:x="8.696cm" svg:y="0.347cm"><text:p text:style-name="P3">namespace one</text:p><text:p text:style-name="P3"><text:tab/>{</text:p><text:p text:style-name="P3"><text:tab/><text:tab/>int <text:span text:style-name="T1">a,b;</text:span></text:p><text:p text:style-name="P8"><text:span text:style-name="T6"><text:tab/>}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313741889971" text:continue-numbering="true" text:style-name="L1">
        <text:list-item>
          <text:p text:style-name="P7">If we include both of these files in one single file, the namepace <text:span text:style-name="T3">“one” </text:span><text:span text:style-name="T4">will not be overwritten. Instead, it will be extended – will contain function x, as well as variables a and b.</text:span></text:p>
        </text:list-item>
      </text:list>
      <text:p text:style-name="P2"/>
      <text:p text:style-name="P2"/>
      <text:p text:style-name="P2"><text:soft-page-break/></text:p>
      <text:p text:style-name="P4"/>
      <text:p text:style-name="P2"><text:tab/></text:p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Black" svg:font-family="'Roboto Black'" style:font-pitch="variable"/>
    <style:font-face style:name="Roboto Condensed Medium" svg:font-family="'Roboto Condensed Medium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4.2.3$Linux_X86_64 LibreOffice_project/40$Build-3</meta:generator>
    <dc:date>2022-11-04T08:13:12.820525365</dc:date>
    <meta:editing-duration>PT5M56S</meta:editing-duration>
    <meta:editing-cycles>5</meta:editing-cycles>
    <meta:document-statistic meta:table-count="0" meta:image-count="0" meta:object-count="0" meta:page-count="2" meta:paragraph-count="24" meta:word-count="113" meta:character-count="665" meta:non-whitespace-character-count="563"/>
  </office:meta>
</office:document-meta>
</file>